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rativ Mjukvaruutveckling, Ht14.</text:p>
      <text:p text:style-name="P2"/>
      <text:p text:style-name="P1">Laboration 1</text:p>
      <text:p text:style-name="P1"/>
      <text:p text:style-name="P1">Uppgift 4</text:p>
      <text:p text:style-name="P1"/>
      <text:p text:style-name="P3"/>
      <text:p text:style-name="P4">Nedan följer delar av ett visionsdokument för en produkt. Detta innebär att </text:p>
      <text:p text:style-name="P4">mycket information saknas. Detta är en del av utmaningen. Uppgifterna finns </text:p>
      <text:p text:style-name="P4">efter beskrivningen. Den här uppgiften förväntas ni inte lösa fullständigt utan </text:p>
      <text:p text:style-name="P4">den skall ses om ett underlag för er reflektion. Vi kommer ändå ställa krav på </text:p>
      <text:p text:style-name="P4">att ni visar att ni verkligen försökt genomföra en så fullständig planering som </text:p>
      <text:p text:style-name="P4">möjligt.</text:p>
      <text:p text:style-name="P5"/>
      <text:p text:style-name="P5">CloudPortifolio är ett nystartat företag. De vill erbjuda en produkt som </text:p>
      <text:p text:style-name="P5">tillåter användare att dela dokument. Alla dokument kommer att lagras i </text:p>
      <text:p text:style-name="P5">OOXML-formatet. Applikationen fungerar som ett gränssnitt mot ett </text:p>
      <text:p text:style-name="P5">dokument ”moln” där registrerade användare lagrar och delar dokument. Page 4 (4)</text:p>
      <text:p text:style-name="P5">När en användare loggar in i systemet visas filer och mappar. Systemet visar </text:p>
      <text:p text:style-name="P5">också en lista med de senaste ändringarna i dokumenten. Ändrade dokument </text:p>
      <text:p text:style-name="P5">färgkodas olika i listan efter typ modifiering och vilken användare som utfört </text:p>
      <text:p text:style-name="P5">den. Användaren som utfört ändringen måste också visas.</text:p>
      <text:p text:style-name="P5">En användare kan ladda upp befintliga OOXML formaterade dokument i sin </text:p>
      <text:p text:style-name="P5">portfölj eller skapa dokument direkt med en enkel inbyggd textredigerare. </text:p>
      <text:p text:style-name="P5">Applikationen erbjuder även standardfunktionalitet för att administrera sin </text:p>
      <text:p text:style-name="P5">portfölj, exempelvis flytta, byta namn och ta bort dokument och mappar. </text:p>
      <text:p text:style-name="P5">Dokument har en åtkomstkontrollista kopplad till sig som kontrollerar </text:p>
      <text:p text:style-name="P5">ägandet och nyttjanderätten. Endast ägare och administratörer kan ändra </text:p>
      <text:p text:style-name="P5">åtkomsten. En användare kan välja att dela ett dokument eller en mapp med </text:p>
      <text:p text:style-name="P5">andra CloudPortifolio användare. I så fall kommer ägaren att tilldela </text:p>
      <text:p text:style-name="P5">rättigheter och en inbjudan skickas till användaren. </text:p>
      <text:p text:style-name="P5">Om en användare beslutar att lämna CloudPortifolio så skall alla filer och </text:p>
      <text:p text:style-name="P5">mappar som hon äger raderas. Om hon har skapat filer eller mappar och </text:p>
      <text:p text:style-name="P5">delat administrativa rättigheter med andra så kan de tas bort endast om alla </text:p>
      <text:p text:style-name="P5">användare med administratörsrättigheter är överens. De kommer då att få ett </text:p>
      <text:p text:style-name="P5">meddelande där de informeras och måste därefter komma överens innan </text:p>
      <text:p text:style-name="P5">processen kan slutföras. Om några administrativa användare inte samtycker </text:p>
      <text:p text:style-name="P5">till begäran kommer filen inte att tas bort. När raderingsproceduren är klar </text:p>
      <text:p text:style-name="P5">lämnar användaren CloudPortifolio och all användarinformation raderas.</text:p>
      <text:p text:style-name="P4"/>
      <text:p text:style-name="P4">4a. Planera arbetet för att släppa en första version av applikationen som </text:p>
      <text:p text:style-name="P4">beskrivs ovan. Utgå från att ni är 5 personer i gruppen.</text:p>
      <text:p text:style-name="P4">a. Vilka uppgifter måste ni genomföra</text:p>
      <text:p text:style-name="P4">b. Hur lång tid tar detta?</text:p>
      <text:p text:style-name="P4">c. Vem skall utföra det.</text:p>
      <text:p text:style-name="P4"/>
      <text:p text:style-name="P4">4b. Reflektera kring svårigheter i a planera en uppgift som denna (ca 1 A4, </text:p>
      <text:p text:style-name="P4">1500 ord 12p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olina Skov Pedersen</meta:initial-creator>
    <meta:creation-date>2014-11-21T09:23:06.07</meta:creation-date>
    <dc:date>2014-11-21T09:48:25.97</dc:date>
    <dc:creator>Carolina Skov Pedersen</dc:creator>
    <meta:editing-duration>PT25M2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1" meta:word-count="388" meta:character-count="2555"/>
  </office:meta>
</office:document-meta>
</file>